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venir Next" svg:font-family="'Avenir Next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b26a" officeooo:paragraph-rsid="001fb26a"/>
    </style:style>
    <style:style style:name="P2" style:family="paragraph" style:parent-style-name="Standard">
      <style:text-properties officeooo:rsid="00200ea2" officeooo:paragraph-rsid="00200ea2"/>
    </style:style>
    <style:style style:name="T1" style:family="text">
      <style:text-properties officeooo:rsid="00200ea2"/>
    </style:style>
    <style:style style:name="T2" style:family="text">
      <style:text-properties officeooo:rsid="002057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Editor,</text:p>
      <text:p text:style-name="P1"/>
      <text:p text:style-name="P1">we are excited to submit the manuscript titled “Monitoring forest health using hyperspectral imagery: Does feature selection improve the performance of machine-learning techniques?” to the “Remote Sensing” journal.</text:p>
      <text:p text:style-name="P1">The usage of hyperspectral data brings many possibilities in large-scale monitoring of forest health.</text:p>
      <text:p text:style-name="P1">One can extract hundreds of features from <text:span text:style-name="T2">such</text:span> data which can then be used in a high-dimensional modeling context. However, dealing with this high-dimensionality is non-trivial.</text:p>
      <text:p text:style-name="P1">By making use of filters and ensemble filters, we present a way how such high-dimensional datasets can be efficiently used with machine learning models.</text:p>
      <text:p text:style-name="P1">In addition, we show how a model-agnostic permutation-based filter importance can be used to extract features which had the highest impact on the final models.</text:p>
      <text:p text:style-name="P1">This is done in a use case where we modelled defoliation in forest stands in northern Spain which are affected by pathogens.</text:p>
      <text:p text:style-name="P1">We believe that this manuscript is a good fit for the “Remote Sensing” Journal and scientists focusing on using machine learning efficiently with remote sensing data.</text:p>
      <text:p text:style-name="P2">We confirm that there are no other submissions of this manuscript at other journals currently and no prior submissions to other MDPI journals.</text:p>
      <text:p text:style-name="P2">A preprint of the manuscript has been published on <text:a xlink:type="simple" xlink:href="https://www.techrxiv.org/articles/preprint/Monitoring_forest_health_using_hyperspectral_imagery_Does_feature_selection_improve_the_performance_of_machine-learning_techniques_/12794267" text:style-name="Internet_20_link" text:visited-style-name="Visited_20_Internet_20_Link">Techrxiv</text:a>.</text:p>
      <text:p text:style-name="P1"/>
      <text:p text:style-name="P1"><text:span text:style-name="T1">On behalf of the authors</text:span>,</text:p>
      <text:p text:style-name="P1">Patrick Schrat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venir Next" svg:font-family="'Avenir Next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venir Next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Next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Next" fo:font-family="'Avenir Next'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venir Next" fo:font-family="'Avenir Next'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Next" fo:font-family="'Avenir Next'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Next" fo:font-family="'Avenir Next'"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trick Schratz</meta:initial-creator>
    <meta:creation-date>2021-09-12T11:48:03.937273418</meta:creation-date>
    <dc:date>2021-09-12T12:03:40.194949517</dc:date>
    <dc:creator>Patrick Schratz</dc:creator>
    <meta:editing-duration>PT4M56S</meta:editing-duration>
    <meta:editing-cycles>2</meta:editing-cycles>
    <meta:generator>LibreOffice/7.2.0.4$MacOSX_X86_64 LibreOffice_project/9a9c6381e3f7a62afc1329bd359cc48accb6435b</meta:generator>
    <meta:document-statistic meta:table-count="0" meta:image-count="0" meta:object-count="0" meta:page-count="1" meta:paragraph-count="12" meta:word-count="207" meta:character-count="1347" meta:non-whitespace-character-count="1152"/>
  </office:meta>
</office:document-meta>
</file>